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15%"/>
      <style:text-properties officeooo:rsid="00029e15" officeooo:paragraph-rsid="0003e73e"/>
    </style:style>
    <style:style style:name="P2" style:family="paragraph" style:parent-style-name="Standard">
      <style:paragraph-properties fo:margin-top="0in" fo:margin-bottom="0in" loext:contextual-spacing="false" fo:line-height="115%"/>
      <style:text-properties fo:font-weight="bold" officeooo:rsid="0003e73e" officeooo:paragraph-rsid="0003e73e" style:font-weight-asian="bold" style:font-weight-complex="bold"/>
    </style:style>
    <style:style style:name="P3" style:family="paragraph" style:parent-style-name="Standard">
      <style:paragraph-properties fo:margin-top="0in" fo:margin-bottom="0in" loext:contextual-spacing="false" fo:line-height="115%"/>
      <style:text-properties fo:font-weight="bold" officeooo:rsid="0003fd5c" officeooo:paragraph-rsid="0003fd5c" style:font-weight-asian="bold" style:font-weight-complex="bold"/>
    </style:style>
    <style:style style:name="P4" style:family="paragraph" style:parent-style-name="Standard">
      <style:paragraph-properties fo:margin-top="0in" fo:margin-bottom="0in" loext:contextual-spacing="false" fo:line-height="115%"/>
      <style:text-properties fo:font-weight="bold" officeooo:rsid="00046c7c" officeooo:paragraph-rsid="00046c7c" style:font-weight-asian="bold" style:font-weight-complex="bold"/>
    </style:style>
    <style:style style:name="P5" style:family="paragraph" style:parent-style-name="Standard">
      <style:paragraph-properties fo:margin-top="0in" fo:margin-bottom="0in" loext:contextual-spacing="false" fo:line-height="115%"/>
      <style:text-properties fo:font-weight="bold" officeooo:rsid="00063e7e" officeooo:paragraph-rsid="00063e7e" style:font-weight-asian="bold" style:font-weight-complex="bold"/>
    </style:style>
    <style:style style:name="P6" style:family="paragraph" style:parent-style-name="Standard">
      <style:paragraph-properties fo:margin-top="0in" fo:margin-bottom="0in" loext:contextual-spacing="false" fo:line-height="115%"/>
      <style:text-properties fo:font-weight="bold" officeooo:rsid="0009103f" officeooo:paragraph-rsid="0009103f" style:font-weight-asian="bold" style:font-weight-complex="bold"/>
    </style:style>
    <style:style style:name="P7" style:family="paragraph" style:parent-style-name="Standard">
      <style:paragraph-properties fo:margin-top="0in" fo:margin-bottom="0in" loext:contextual-spacing="false" fo:line-height="115%"/>
      <style:text-properties officeooo:rsid="0003e73e" officeooo:paragraph-rsid="0003e73e"/>
    </style:style>
    <style:style style:name="P8" style:family="paragraph" style:parent-style-name="Standard">
      <style:paragraph-properties fo:margin-top="0in" fo:margin-bottom="0in" loext:contextual-spacing="false" fo:line-height="115%"/>
      <style:text-properties officeooo:rsid="0003fd5c" officeooo:paragraph-rsid="0003fd5c"/>
    </style:style>
    <style:style style:name="P9" style:family="paragraph" style:parent-style-name="Standard">
      <style:paragraph-properties fo:margin-top="0in" fo:margin-bottom="0in" loext:contextual-spacing="false" fo:line-height="115%"/>
      <style:text-properties fo:font-size="14pt" fo:font-weight="bold" officeooo:rsid="0003fd5c" officeooo:paragraph-rsid="0003fd5c"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15%"/>
      <style:text-properties officeooo:rsid="00046c7c" officeooo:paragraph-rsid="00046c7c"/>
    </style:style>
    <style:style style:name="P11" style:family="paragraph" style:parent-style-name="Standard">
      <style:paragraph-properties fo:margin-top="0in" fo:margin-bottom="0in" loext:contextual-spacing="false" fo:line-height="115%"/>
      <style:text-properties officeooo:rsid="00063e7e" officeooo:paragraph-rsid="00063e7e"/>
    </style:style>
    <style:style style:name="P12" style:family="paragraph" style:parent-style-name="Standard">
      <style:paragraph-properties fo:margin-top="0in" fo:margin-bottom="0in" loext:contextual-spacing="false" fo:line-height="115%"/>
      <style:text-properties fo:font-weight="normal" officeooo:rsid="00063e7e" officeooo:paragraph-rsid="00063e7e" style:font-weight-asian="normal" style:font-weight-complex="normal"/>
    </style:style>
    <style:style style:name="P13" style:family="paragraph" style:parent-style-name="Standard">
      <style:paragraph-properties fo:margin-top="0in" fo:margin-bottom="0in" loext:contextual-spacing="false" fo:line-height="115%"/>
      <style:text-properties fo:font-weight="normal" officeooo:rsid="0009103f" officeooo:paragraph-rsid="0009103f" style:font-weight-asian="normal" style:font-weight-complex="normal"/>
    </style:style>
    <style:style style:name="P14" style:family="paragraph" style:parent-style-name="Standard">
      <style:paragraph-properties fo:margin-left="0.4925in" fo:margin-right="0in" fo:margin-top="0in" fo:margin-bottom="0in" loext:contextual-spacing="false" fo:line-height="115%" fo:text-indent="0in" style:auto-text-indent="false"/>
      <style:text-properties fo:font-weight="normal" officeooo:rsid="0009103f" officeooo:paragraph-rsid="0009103f" style:font-weight-asian="normal" style:font-weight-complex="normal"/>
    </style:style>
    <style:style style:name="P15" style:family="paragraph" style:parent-style-name="Standard">
      <style:paragraph-properties fo:margin-left="0in" fo:margin-right="0in" fo:margin-top="0in" fo:margin-bottom="0in" loext:contextual-spacing="false" fo:line-height="115%" fo:text-indent="0in" style:auto-text-indent="false"/>
      <style:text-properties fo:font-weight="normal" officeooo:rsid="0009103f" officeooo:paragraph-rsid="0009103f" style:font-weight-asian="normal" style:font-weight-complex="normal"/>
    </style:style>
    <style:style style:name="P16" style:family="paragraph" style:parent-style-name="Standard">
      <style:paragraph-properties fo:margin-left="0in" fo:margin-right="0in" fo:margin-top="0in" fo:margin-bottom="0in" loext:contextual-spacing="false" fo:line-height="115%" fo:text-indent="0in" style:auto-text-indent="false"/>
      <style:text-properties fo:font-weight="normal" officeooo:rsid="000ae302" officeooo:paragraph-rsid="000ae302" style:font-weight-asian="normal" style:font-weight-complex="normal"/>
    </style:style>
    <style:style style:name="P17" style:family="paragraph" style:parent-style-name="Standard">
      <style:paragraph-properties fo:margin-left="0in" fo:margin-right="0in" fo:margin-top="0in" fo:margin-bottom="0in" loext:contextual-spacing="false" fo:line-height="115%" fo:text-indent="0in" style:auto-text-indent="false"/>
      <style:text-properties fo:font-weight="bold" officeooo:rsid="0009103f" officeooo:paragraph-rsid="0009103f" style:font-weight-asian="bold" style:font-weight-complex="bold"/>
    </style:style>
    <style:style style:name="P18" style:family="paragraph" style:parent-style-name="Standard">
      <style:paragraph-properties fo:margin-left="0in" fo:margin-right="0in" fo:margin-top="0in" fo:margin-bottom="0in" loext:contextual-spacing="false" fo:line-height="115%" fo:text-indent="0in" style:auto-text-indent="false"/>
      <style:text-properties fo:font-weight="bold" officeooo:rsid="000ae302" officeooo:paragraph-rsid="000ae302" style:font-weight-asian="bold" style:font-weight-complex="bold"/>
    </style:style>
    <style:style style:name="T1" style:family="text">
      <style:text-properties officeooo:rsid="00046c7c"/>
    </style:style>
    <style:style style:name="T2" style:family="text">
      <style:text-properties fo:font-weight="bold" style:font-weight-asian="bold" style:font-weight-complex="bold"/>
    </style:style>
    <style:style style:name="T3" style:family="text">
      <style:text-properties fo:font-weight="bold" officeooo:rsid="0003e73e"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Dosen<text:tab/><text:tab/>: Nunik Nurmalasari (</text:span><text:a xlink:type="simple" xlink:href="mailto:nuniknurmalasari90@gmail.com" text:style-name="Internet_20_link" text:visited-style-name="Visited_20_Internet_20_Link"><text:span text:style-name="T2">nuniknurmalasari90@gmail.com</text:span></text:a><text:span text:style-name="T3">)</text:span></text:p>
      <text:p text:style-name="P2">Mata Kuliah<text:tab/>: Portfolio dan Pasar Modal</text:p>
      <text:p text:style-name="P7"/>
      <text:p text:style-name="P8"/>
      <text:p text:style-name="P8">14 Februari 2017</text:p>
      <text:p text:style-name="P9">Capital Market : The Agencies And The Financial Instuments</text:p>
      <text:p text:style-name="P8"/>
      <text:p text:style-name="P3">Pasar Modal dan Berbagai Instrumen Keuangan</text:p>
      <text:p text:style-name="P8">&gt; Pasar Financial dan Pasar Modal</text:p>
      <text:p text:style-name="P8"><text:tab/>&gt; Suppky</text:p>
      <text:p text:style-name="P8"><text:tab/>&gt; Demand</text:p>
      <text:p text:style-name="P8">&gt; Struktur Pasar Modal Indoesia</text:p>
      <text:p text:style-name="P8">&gt; Mengapa Pasar Modal dan Dikembangkan</text:p>
      <text:p text:style-name="P8">&gt; Perdagangan Saham di Bursa</text:p>
      <text:p text:style-name="P8"/>
      <text:p text:style-name="P3">Pengertian Invesasi di Bidang Keuangan</text:p>
      <text:p text:style-name="P8">&gt; Di bidang keuangan investasi diartikan sebagai setiap penggunaan uang yang dimaksudkan untuk memperoleh hasil (return). <text:span text:style-name="T1">Contoh: Rumah, Peralatan dan Investasi</text:span> </text:p>
      <text:p text:style-name="P8"/>
      <text:p text:style-name="P3">Aset untuk Investasi</text:p>
      <text:p text:style-name="P8">&gt; Real Asset merupakan assets (aktiva) berwujud yang nyata (dapat dilihat, disentuh, dan dimanfaatkan secara langsung)</text:p>
      <text:p text:style-name="P8">&gt;Financial Asset merupakan assets (aktiva) yang dimiliki sebagai simpanan jangka panjang, yang akan digunakan di masa yang akan datang. <text:span text:style-name="T1">Contoh: Saham, Obligasi.</text:span></text:p>
      <text:p text:style-name="P8"/>
      <text:p text:style-name="P4">Investasi pada Financial Assets</text:p>
      <text:p text:style-name="P10">&gt; Dua karakteristik yang membedakan dengan investasi pada real asset, adalah</text:p>
      <text:p text:style-name="P10"><text:tab/>&gt; Lebih liquid</text:p>
      <text:p text:style-name="P10"><text:tab/>&gt; Mudah membentuk portofolio investasi (Meminimalisir bentuk kerugian)</text:p>
      <text:p text:style-name="P10"/>
      <text:p text:style-name="P5">Pasar Financial</text:p>
      <text:p text:style-name="P11">Secara konvesnsional pasar keuangan dikelompokkan menjadi dua tipe:</text:p>
      <text:p text:style-name="P11">&gt; Money market, dimana dana jangka pendek diperdagangkan. Pelaku terbesarnya adalah bank-bank konvensional.</text:p>
      <text:p text:style-name="P11">&gt; Capital market, dimana dana jangka panjang diperdagangkan.</text:p>
      <text:p text:style-name="P5"/>
      <text:p text:style-name="P5">Persyaratan untuk Mengembangkan Pasar Modal</text:p>
      <text:p text:style-name="P11">&gt; Harus tersedia supply dan demand dana jangka panjang dalam jumlah yang cukup.</text:p>
      <text:p text:style-name="P11">&gt; Berbagai lembaga, regulasi dan sistem untuk mendukung beroperasinya pasar modal yang sehat harus tersedia. Lembaga, regulasi dan sistem tersebut dimaksudkan melindungi pemodal dari kecurangan dan kejahatan tapi bukan dari resiko investasi.</text:p>
      <text:p text:style-name="P11"/>
      <text:p text:style-name="P5">Struktur Pasar Modal Indonesia</text:p>
      <text:p text:style-name="P5"/>
      <text:p text:style-name="P5"/>
      <text:p text:style-name="P5"><text:soft-page-break/>Berbagai Jenis di Pasar Modal</text:p>
      <text:p text:style-name="P12">Sesuai dengan instrumen dan yang diperdagangkan, pasar dapat dikelompokkan menjadi</text:p>
      <text:p text:style-name="P12">&gt; Fixed income market</text:p>
      <text:p text:style-name="P12">&gt; Equity market</text:p>
      <text:p text:style-name="P12">&gt; Derivative market, yang terdiri dari pasar opsi</text:p>
      <text:p text:style-name="P5"/>
      <text:p text:style-name="P5">Berbagai Manfaat Pasar Modal</text:p>
      <text:p text:style-name="P12">Dari sisi permintaan dana jangka panjang (biasanya dari perusahaan) pasar modal dapat menciptakan kesempatan untuk:</text:p>
      <text:p text:style-name="P12">&gt; Menghindarkan perusahaan beroperasi dengan utang yang terlalu tinggi</text:p>
      <text:p text:style-name="P12">&gt; Menghindari biaya Intermediasi utang sehingga dapat memperoleh utang dengan bunga yang lebih murah dari kredit.</text:p>
      <text:p text:style-name="P12"/>
      <text:p text:style-name="P6">Penerbitan Sekuritas</text:p>
      <text:p text:style-name="P13">&gt; Penerbitan sekuritas (obligasi atau saham baru) berarti perusahaan memerlukan eksternal financing</text:p>
      <text:p text:style-name="P13">&gt; Beberapa pertanyaan yang harus dijawab</text:p>
      <text:p text:style-name="P14">1. Mengapa memerlukan external financing?</text:p>
      <text:p text:style-name="P14">2. Berapa banyak dana yang harus dihimpun?</text:p>
      <text:p text:style-name="P14">3. Apakah perusahaan sebaiknya menerbitkan obligasi atau saham?</text:p>
      <text:p text:style-name="P15"/>
      <text:p text:style-name="P17">Penerbitan Obligasi</text:p>
      <text:p text:style-name="P15">Setelah jumlah yang akan dihimpun ditetaokan</text:p>
      <text:p text:style-name="P15"/>
      <text:p text:style-name="P17">Penerbitan Saham</text:p>
      <text:p text:style-name="P15">&gt; Pada dasarnya perusahaan haruslah perusahaan yang besar, baik dan berbentuk perseroan terbatas.</text:p>
      <text:p text:style-name="P15">&gt; Memperoleh persetujuan dari BAPEPAM, beberapa persyaratan diantaranya:</text:p>
      <text:p text:style-name="P14">1. Para pemegang saham setuju bahwa perusahan akan menjadi PT. Tbk (ditujukan oleh surat notaris)</text:p>
      <text:p text:style-name="P14">2. Laporan keuangan dinyatakan wajar tanpa pengecualian oleh akuntan publik</text:p>
      <text:p text:style-name="P14">3. Aset-aset tetap dinilai oleh perusahaan penilai (approval company)</text:p>
      <text:p text:style-name="P14">4. Perusahaan tidak sedang menghadapi masalah hukum</text:p>
      <text:p text:style-name="P15">&gt; Terdaftar di Bursa Efek Indonesia.</text:p>
      <text:p text:style-name="P15"/>
      <text:p text:style-name="P18">Bagaimana Saham dapat diperdagangkan di Bursa</text:p>
      <text:p text:style-name="P16">&gt; Saham dapat diperdagangkan dengan market makers (NEYS) atau tanpa market makers dengan menggunakan sistem lelang (BEI)</text:p>
      <text:p text:style-name="P16">&gt; Di BEI pemodal yang ingin membeli atau menjual saham harus memberikan order lewat perusahaan sekuritas yang menjadi anggota bursa. PT. BEI dimiliki oleh para pemenang saham yang menjadi anggota bursa. Ada keinginan bahwa bursa akan di de-mutualized (artinya pemegang saham PT. BEI bisa siapa s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8:39:01.209240982</meta:creation-date>
    <dc:date>2017-02-14T20:04:12.611482854</dc:date>
    <meta:editing-duration>PT8M29S</meta:editing-duration>
    <meta:editing-cycles>1</meta:editing-cycles>
    <meta:document-statistic meta:table-count="0" meta:image-count="0" meta:object-count="0" meta:page-count="2" meta:paragraph-count="56" meta:word-count="495" meta:character-count="3560" meta:non-whitespace-character-count="3115"/>
    <meta:generator>LibreOffice/5.1.4.2$Linux_X86_64 LibreOffice_project/10m0$Build-2</meta:generator>
  </office:meta>
</office:document-meta>
</file>